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82e6e" officeooo:paragraph-rsid="00182e6e"/>
    </style:style>
    <style:style style:name="P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font-name="Arial" fo:font-size="16pt" fo:font-style="normal" style:text-underline-style="none" fo:font-weight="bold" officeooo:paragraph-rsid="00181794" fo:background-color="transparent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italic" style:text-underline-style="none" fo:font-weight="bold" officeooo:paragraph-rsid="00181794" style:text-blinking="false" fo:background-color="transparent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81794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officeooo:rsid="00181794" officeooo:paragraph-rsid="00181794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officeooo:rsid="00182e6e" officeooo:paragraph-rsid="00182e6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8179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179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inter Workshop 2017: Image Processing</text:p>
      <text:p text:style-name="P2"><text:bookmark text:name="docs-internal-guid-dcd36495-4986-220e-946c-e16313c871e6"/>Documentation</text:p>
      <text:p text:style-name="P2">Day 2</text:p>
      <text:p text:style-name="P3"/>
      <text:p text:style-name="P1"/>
      <text:p text:style-name="P6"><text:span text:style-name="T1">Colour Extraction</text:span></text:p>
      <text:p text:style-name="P6"><text:span text:style-name="T5"><text:s/>-</text:span><text:span text:style-name="T3">Try extracting apple from fruits by adjusting the levels of BGR. </text:span></text:p>
      <text:p text:style-name="P6"><text:span text:style-name="T3"><text:s/>-using namedWindow and createTrackbar for easier use of adjusting levels. </text:span></text:p>
      <text:p text:style-name="P8"><text:span text:style-name="T3">Syntax for Trackbar</text:span></text:p>
      <text:p text:style-name="P8"><text:span text:style-name="T3">eg;</text:span></text:p>
      <text:p text:style-name="P8"><text:span text:style-name="T3">namedWindow("scenery",WINDOW_AUTOSIZE);</text:span></text:p>
      <text:p text:style-name="P8"><text:span text:style-name="T3"><text:tab/>int g;</text:span></text:p>
      <text:p text:style-name="P8"><text:span text:style-name="T3"><text:tab/>createTrackbar("gray","scenery",&amp;g,255);</text:span></text:p>
      <text:p text:style-name="P7"><text:span text:style-name="T1">Zoom</text:span></text:p>
      <text:p text:style-name="P6"><text:span text:style-name="T3">-enlarging and reducing the size were seen</text:span></text:p>
      <text:p text:style-name="P6"><text:span text:style-name="T3"><text:s/>-The image of Apple logo was doubled in size using the method of copying pixels. </text:span><text:span text:style-name="T4">Then Tracbar was created to do this</text:span></text:p>
      <text:p text:style-name="Text_20_body"/>
      <text:p text:style-name="P6"><text:span text:style-name="T1">H</text:span><text:span text:style-name="T2">istogram</text:span></text:p>
      <text:p text:style-name="P6"><text:span text:style-name="T4">-</text:span><text:span text:style-name="T3">Making a histogram for Grayscale and BGR images</text:span></text:p>
      <text:p text:style-name="P6"><text:span text:style-name="T3"/></text:p>
      <text:p text:style-name="P6"><text:span text:style-name="T1">Noise </text:span><text:span text:style-name="T2">Reduction</text:span></text:p>
      <text:p text:style-name="P6"><text:span text:style-name="T3">methods of noise reduction including the three types of blur: </text:span></text:p>
      <text:p text:style-name="P6"><text:span text:style-name="T3">Mean blur -</text:span><text:span text:style-name="T4">taking mean of kernel pixels</text:span></text:p>
      <text:p text:style-name="P6"><text:span text:style-name="T3">Gaussian Blur-</text:span><text:span text:style-name="T4">taking weighted means of kernel</text:span></text:p>
      <text:p text:style-name="P6"><text:span text:style-name="T3">Median Blur-</text:span><text:span text:style-name="T4">finding median and assigning its value to center of kernel pixel </text:span></text:p>
      <text:p text:style-name="P5"><text:span text:style-name="T1"/></text:p>
      <text:p text:style-name="P6"><text:span text:style-name="T1">Callback function</text:span></text:p>
      <text:p text:style-name="P6"><text:span text:style-name="T5"><text:s/></text:span><text:span text:style-name="T3">T</text:span><text:span text:style-name="T4">o select a point using mouse click and find its b,g,r value</text:span></text:p>
      <text:p text:style-name="P6"><text:span text:style-name="T4"/></text:p>
      <text:p text:style-name="P6"><text:span text:style-name="T1">Erosion and Dilation</text:span></text:p>
      <text:p text:style-name="P6"><text:span text:style-name="T1"><text:s/></text:span><text:span text:style-name="T3">-Erosion is the replacement of central white pixel of a kernel if any other pixel in the kernel is black</text:span></text:p>
      <text:p text:style-name="P6"><text:span text:style-name="T3">-Dilation is the replacement of central black pixel of a kernel if any other pixel in the kernel is white. 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2:30:54.931764675</meta:creation-date>
    <dc:date>2017-12-12T12:44:21.014571573</dc:date>
    <meta:editing-duration>PT13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72" meta:character-count="1093" meta:non-whitespace-character-count="934"/>
  </office:meta>
</office:document-meta>
</file>